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table:number-columns-repeated="1012"/>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number-columns-repeated="1012"/>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number-columns-repeated="1012"/>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2">12/11/2019</text:date>, <text:time>02:12:1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9-11-12T02:12:17.20</dc:date>
    <meta:editing-cycles>46</meta:editing-cycles>
    <meta:editing-duration>PT1H42M36S</meta:editing-duration>
    <meta:document-statistic meta:table-count="1" meta:cell-count="118" meta:object-count="0"/>
  </office:meta>
</office:document-meta>
</file>